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1.298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18.549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Ubuntu" fo:font-size="10pt" style:font-size-asian="10pt" style:font-size-complex="10pt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cc33" fo:wrap-option="wrap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Ubuntu" fo:font-size="10pt" style:font-size-asian="10pt" style:font-size-complex="10pt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10pt" style:font-size-asian="10pt" style:font-size-complex="10pt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Ubuntu" fo:font-size="10pt" style:font-size-asian="10pt" style:font-size-complex="10pt"/>
    </style:style>
    <style:style style:name="ce26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font-name="Ubuntu" fo:font-size="10pt" style:font-size-asian="10pt" style:font-size-complex="10pt"/>
    </style:style>
    <style:style style:name="ce27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Ubuntu" fo:font-size="10pt" style:font-size-asian="10pt" style:font-size-complex="10pt"/>
    </style:style>
    <style:style style:name="ce28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 fo:margin-left="0cm"/>
      <style:text-properties style:font-name="Ubuntu" fo:font-size="10pt" style:font-size-asian="10pt" style:font-size-complex="10pt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text-properties style:font-name="Ubuntu" fo:font-size="10pt" style:font-size-asian="10pt" style:font-size-complex="10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style:font-name="Ubuntu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  <style:text-properties style:font-name="Ubuntu" fo:font-size="10pt" fo:font-style="italic" style:font-size-asian="10pt" style:font-style-asian="italic" style:font-size-complex="10pt" style:font-style-complex="italic"/>
    </style:style>
    <style:style style:name="ce33" style:family="table-cell" style:parent-style-name="Default">
      <style:table-cell-properties style:text-align-source="fix" style:repeat-content="false" style:rotation-align="bottom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34" style:family="table-cell" style:parent-style-name="Default">
      <style:text-properties style:font-name="Ubuntu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ext-properties style:font-name="Ubuntu" fo:font-size="10pt" style:font-name-asian="Droid Sans Fallback" style:font-size-asian="10pt" style:font-name-complex="FreeSans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375cm" svg:height="9.315cm" svg:x="-0.01cm" svg:y="18.726cm">
            <draw:object draw:notify-on-update-of-ranges="Sheet1.B3:Sheet1.B22 Sheet1.C3:Sheet1.C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796cm" svg:height="10.264cm" svg:x="15.704cm" svg:y="6.785cm">
            <draw:object draw:notify-on-update-of-ranges="Sheet1.I3:Sheet1.I12 Sheet1.J3:Sheet1.J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7" table:default-cell-style-name="ce5"/>
        <table:table-column table:style-name="co1" table:number-columns-repeated="1012" table:default-cell-style-name="ce5"/>
        <table:table-row table:style-name="ro1">
          <table:table-cell table:style-name="ce1" office:value-type="string" calcext:value-type="string" table:number-columns-spanned="6" table:number-rows-spanned="1">
            <text:p>Частотность букв русского алфавита</text:p>
          </table:table-cell>
          <table:covered-table-cell table:number-columns-repeated="4" table:style-name="ce6"/>
          <table:covered-table-cell table:style-name="ce13"/>
          <table:table-cell table:style-name="ce17"/>
          <table:table-cell table:style-name="ce19" office:value-type="string" calcext:value-type="string" table:number-columns-spanned="3" table:number-rows-spanned="1">
            <text:p>Ключ, частотность сочетаний</text:p>
          </table:table-cell>
          <table:covered-table-cell table:style-name="ce23"/>
          <table:covered-table-cell table:style-name="ce29"/>
          <table:table-cell/>
          <table:table-cell table:style-name="ce33" office:value-type="string" calcext:value-type="string">
            <text:p>Прочее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№ в алф.</text:p>
          </table:table-cell>
          <table:table-cell table:style-name="ce7" office:value-type="string" calcext:value-type="string">
            <text:p>Буква </text:p>
          </table:table-cell>
          <table:table-cell table:style-name="ce7" office:value-type="string" calcext:value-type="string">
            <text:p>Отн. частота </text:p>
          </table:table-cell>
          <table:table-cell table:style-name="ce7" office:value-type="string" calcext:value-type="string">
            <text:p>Согласная?</text:p>
          </table:table-cell>
          <table:table-cell table:style-name="ce7" office:value-type="string" calcext:value-type="string">
            <text:p>Абс. частота </text:p>
          </table:table-cell>
          <table:table-cell table:style-name="ce14" office:value-type="string" calcext:value-type="string">
            <text:p>Ранг </text:p>
          </table:table-cell>
          <table:table-cell table:style-name="ce18"/>
          <table:table-cell table:style-name="ce20" office:value-type="string" calcext:value-type="string">
            <text:p>Цифра</text:p>
          </table:table-cell>
          <table:table-cell table:style-name="ce24" office:value-type="string" calcext:value-type="string">
            <text:p>Буквы</text:p>
          </table:table-cell>
          <table:table-cell table:style-name="ce30" office:value-type="string" calcext:value-type="string">
            <text:p>Суммарная частота</text:p>
          </table:table-cell>
          <table:table-cell table:style-name="ce24"/>
          <table:table-cell table:style-name="ce34" office:value-type="string" calcext:value-type="string">
            <text:p>Требования к коду/ключу:</text:p>
          </table:table-cell>
          <table:table-cell table:number-columns-repeated="101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б</text:p>
          </table:table-cell>
          <table:table-cell table:style-name="ce11" office:value-type="float" office:value="0.15" calcext:value-type="float">
            <text:p>0,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051767" calcext:value-type="float">
            <text:p>8051767</text:p>
          </table:table-cell>
          <table:table-cell table:style-name="ce15" office:value-type="float" office:value="21" calcext:value-type="float">
            <text:p>21</text:p>
          </table:table-cell>
          <table:table-cell table:style-name="ce11"/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б-п</text:p>
          </table:table-cell>
          <table:table-cell table:style-name="ce31" table:formula="of:=[.C3]+[.C13]" office:value-type="float" office:value="0.41" calcext:value-type="float">
            <text:p>0,41</text:p>
          </table:table-cell>
          <table:table-cell/>
          <table:table-cell office:value-type="string" calcext:value-type="string">
            <text:p>Частотность сочетаний должна быть примерно одинаковой</text:p>
          </table:table-cell>
          <table:table-cell table:number-columns-repeated="101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в</text:p>
          </table:table-cell>
          <table:table-cell table:style-name="ce11" office:value-type="float" office:value="0.41" calcext:value-type="float">
            <text:p>0,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930719" calcext:value-type="float">
            <text:p>22930719</text:p>
          </table:table-cell>
          <table:table-cell table:style-name="ce15" office:value-type="float" office:value="9" calcext:value-type="float">
            <text:p>9</text:p>
          </table:table-cell>
          <table:table-cell table:style-name="ce11"/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г-к</text:p>
          </table:table-cell>
          <table:table-cell table:style-name="ce31" table:formula="of:=[.C5]+[.C9]" office:value-type="float" office:value="0.47" calcext:value-type="float">
            <text:p>0,47</text:p>
          </table:table-cell>
          <table:table-cell/>
          <table:table-cell table:style-name="Default" office:value-type="string" calcext:value-type="string">
            <text:p>Источник частотности: <text:a xlink:href="http://dict.ruslang.ru/freq.php?act=show&amp;dic=freq_letters&amp;title=%D7%E0%F1%F2%EE%F2%ED%EE%F1%F2%FC%20%E1%F3%EA%E2%20%F0%F3%F1%F1%EA%EE%E3%EE%20%E0%EB%F4%E0%E2%E8%F2%E0" xlink:type="simple">http://dict.ruslang.ru/freq.php?act=show&amp;dic=freq_letters&amp;title=%D7%E0%F1%F2%EE%F2%ED%EE%F1%F2%FC%20%E1%F3%EA%E2%20%F0%F3%F1%F1%EA%EE%E3%EE%20%E0%EB%F4%E0%E2%E8%F2%E0</text:a></text:p>
          </table:table-cell>
          <table:table-cell table:number-columns-repeated="101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г</text:p>
          </table:table-cell>
          <table:table-cell table:style-name="ce11" office:value-type="float" office:value="0.15" calcext:value-type="float">
            <text:p>0,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564640" calcext:value-type="float">
            <text:p>8564640</text:p>
          </table:table-cell>
          <table:table-cell table:style-name="ce15" office:value-type="float" office:value="19" calcext:value-type="float">
            <text:p>19</text:p>
          </table:table-cell>
          <table:table-cell table:style-name="ce11"/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з-с</text:p>
          </table:table-cell>
          <table:table-cell table:style-name="ce31" table:formula="of:=[.C8]+[.C15]" office:value-type="float" office:value="0.65" calcext:value-type="float">
            <text:p>0,65</text:p>
          </table:table-cell>
          <table:table-cell/>
          <table:table-cell office:value-type="string" calcext:value-type="string">
            <text:p>Привычные сочетания (глухой-звонкий) должны сохраняться</text:p>
          </table:table-cell>
          <table:table-cell table:number-columns-repeated="101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д</text:p>
          </table:table-cell>
          <table:table-cell table:style-name="ce11" office:value-type="float" office:value="0.27" calcext:value-type="float">
            <text:p>0,2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052118" calcext:value-type="float">
            <text:p>15052118</text:p>
          </table:table-cell>
          <table:table-cell table:style-name="ce15" office:value-type="float" office:value="13" calcext:value-type="float">
            <text:p>13</text:p>
          </table:table-cell>
          <table:table-cell table:style-name="ce11"/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д-т</text:p>
          </table:table-cell>
          <table:table-cell table:style-name="ce31" table:formula="of:=[.C6]+[.C16]" office:value-type="float" office:value="0.84" calcext:value-type="float">
            <text:p>0,84</text:p>
          </table:table-cell>
          <table:table-cell/>
          <table:table-cell office:value-type="string" calcext:value-type="string">
            <text:p>Код должен легко запоминаться (мной). Шаман — 57, Дуглас — 42</text:p>
          </table:table-cell>
          <table:table-cell table:number-columns-repeated="101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ж</text:p>
          </table:table-cell>
          <table:table-cell table:style-name="ce11" office:value-type="float" office:value="0.09" calcext:value-type="float">
            <text:p>0,0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746916" calcext:value-type="float">
            <text:p>4746916</text:p>
          </table:table-cell>
          <table:table-cell table:style-name="ce15" office:value-type="float" office:value="25" calcext:value-type="float">
            <text:p>25</text:p>
          </table:table-cell>
          <table:table-cell table:style-name="ce11"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ж-ш, щ, х, ц, ч</text:p>
          </table:table-cell>
          <table:table-cell table:style-name="ce31" table:formula="of:=[.C7]+[.C21]+[.C18]+[.C19]+[.C20]+[.C22]" office:value-type="float" office:value="0.45" calcext:value-type="float">
            <text:p>0,45</text:p>
          </table:table-cell>
          <table:table-cell/>
          <table:table-cell office:value-type="string" calcext:value-type="string">
            <text:p>Расшифровка должна происходить единственным образом</text:p>
          </table:table-cell>
          <table:table-cell table:number-columns-repeated="101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з</text:p>
          </table:table-cell>
          <table:table-cell table:style-name="ce11" office:value-type="float" office:value="0.15" calcext:value-type="float">
            <text:p>0,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329904" calcext:value-type="float">
            <text:p>8329904</text:p>
          </table:table-cell>
          <table:table-cell table:style-name="ce15" office:value-type="float" office:value="20" calcext:value-type="float">
            <text:p>20</text:p>
          </table:table-cell>
          <table:table-cell table:style-name="ce11"/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в-ф</text:p>
          </table:table-cell>
          <table:table-cell table:style-name="ce31" table:formula="of:=[.C4]+[.C17]" office:value-type="float" office:value="0.43" calcext:value-type="float">
            <text:p>0,43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к</text:p>
          </table:table-cell>
          <table:table-cell table:style-name="ce11" office:value-type="float" office:value="0.32" calcext:value-type="float">
            <text:p>0,3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653469" calcext:value-type="float">
            <text:p>17653469</text:p>
          </table:table-cell>
          <table:table-cell table:style-name="ce15" office:value-type="float" office:value="11" calcext:value-type="float">
            <text:p>11</text:p>
          </table:table-cell>
          <table:table-cell table:style-name="ce11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м</text:p>
          </table:table-cell>
          <table:table-cell table:style-name="ce31" table:formula="of:=[.C11]" office:value-type="float" office:value="0.29" calcext:value-type="float">
            <text:p>0,29</text:p>
          </table:table-cell>
          <table:table-cell table:number-columns-repeated="101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л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230174" calcext:value-type="float">
            <text:p>22230174</text:p>
          </table:table-cell>
          <table:table-cell table:style-name="ce15" office:value-type="float" office:value="10" calcext:value-type="float">
            <text:p>10</text:p>
          </table:table-cell>
          <table:table-cell table:style-name="ce11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л</text:p>
          </table:table-cell>
          <table:table-cell table:style-name="ce31" table:formula="of:=[.C10]" office:value-type="float" office:value="0.4" calcext:value-type="float">
            <text:p>0,4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м</text:p>
          </table:table-cell>
          <table:table-cell table:style-name="ce11" office:value-type="float" office:value="0.29" calcext:value-type="float">
            <text:p>0,2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203060" calcext:value-type="float">
            <text:p>16203060</text:p>
          </table:table-cell>
          <table:table-cell table:style-name="ce15" office:value-type="float" office:value="12" calcext:value-type="float">
            <text:p>12</text:p>
          </table:table-cell>
          <table:table-cell table:style-name="ce11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н</text:p>
          </table:table-cell>
          <table:table-cell table:style-name="ce31" table:formula="of:=[.C12]" office:value-type="float" office:value="0.61" calcext:value-type="float">
            <text:p>0,61</text:p>
          </table:table-cell>
          <table:table-cell table:number-columns-repeated="101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н</text:p>
          </table:table-cell>
          <table:table-cell table:style-name="ce11" office:value-type="float" office:value="0.61" calcext:value-type="float">
            <text:p>0,6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3838881" calcext:value-type="float">
            <text:p>33838881</text:p>
          </table:table-cell>
          <table:table-cell table:style-name="ce15" office:value-type="float" office:value="5" calcext:value-type="float">
            <text:p>5</text:p>
          </table:table-cell>
          <table:table-cell table:style-name="ce11"/>
          <table:table-cell table:style-name="ce22" office:value-type="float" office:value="0" calcext:value-type="float">
            <text:p>0</text:p>
          </table:table-cell>
          <table:table-cell table:style-name="ce28" office:value-type="string" calcext:value-type="string">
            <text:p>р</text:p>
          </table:table-cell>
          <table:table-cell table:style-name="ce32" table:formula="of:=[.C14]" office:value-type="float" office:value="0.43" calcext:value-type="float">
            <text:p>0,43</text:p>
          </table:table-cell>
          <table:table-cell/>
          <table:table-cell table:style-name="ce34" office:value-type="string" calcext:value-type="string">
            <text:p>Примечания:</text:p>
          </table:table-cell>
          <table:table-cell table:number-columns-repeated="1012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п</text:p>
          </table:table-cell>
          <table:table-cell table:style-name="ce11" office:value-type="float" office:value="0.26" calcext:value-type="float">
            <text:p>0,2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4201572" calcext:value-type="float">
            <text:p>14201572</text:p>
          </table:table-cell>
          <table:table-cell table:style-name="ce15" office:value-type="float" office:value="14" calcext:value-type="float">
            <text:p>14</text:p>
          </table:table-cell>
          <table:table-cell table:style-name="ce11"/>
          <table:table-cell table:number-columns-repeated="4"/>
          <table:table-cell office:value-type="string" calcext:value-type="string">
            <text:p>7038 — м/р/зс/л — мерзлота</text:p>
          </table:table-cell>
          <table:table-cell table:number-columns-repeated="101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р</text:p>
          </table:table-cell>
          <table:table-cell table:style-name="ce11" office:value-type="float" office:value="0.43" calcext:value-type="float">
            <text:p>0,4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916825" calcext:value-type="float">
            <text:p>23916825</text:p>
          </table:table-cell>
          <table:table-cell table:style-name="ce15" office:value-type="float" office:value="8" calcext:value-type="float">
            <text:p>8</text:p>
          </table:table-cell>
          <table:table-cell table:style-name="ce11"/>
          <table:table-cell table:number-columns-repeated="4"/>
          <table:table-cell office:value-type="string" calcext:value-type="string">
            <text:p>70-38 — м/р зс/л — минерал упал на слона</text:p>
          </table:table-cell>
          <table:table-cell table:number-columns-repeated="101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с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7627040" calcext:value-type="float">
            <text:p>27627040</text:p>
          </table:table-cell>
          <table:table-cell table:style-name="ce15" office:value-type="float" office:value="7" calcext:value-type="float">
            <text:p>7</text:p>
          </table:table-cell>
          <table:table-cell table:style-name="ce11"/>
          <table:table-cell table:number-columns-repeated="4"/>
          <table:table-cell office:value-type="string" calcext:value-type="string">
            <text:p>3,1415926535 — зс/бп/дт/бп/жшщхцч/н/гк/вф/жшщхцч — нужно разбить на серии, но по сколько букв?</text:p>
          </table:table-cell>
          <table:table-cell table:number-columns-repeated="101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т</text:p>
          </table:table-cell>
          <table:table-cell table:style-name="ce11" office:value-type="float" office:value="0.57" calcext:value-type="float">
            <text:p>0,5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1620970" calcext:value-type="float">
            <text:p>31620970</text:p>
          </table:table-cell>
          <table:table-cell table:style-name="ce15" office:value-type="float" office:value="6" calcext:value-type="float">
            <text:p>6</text:p>
          </table:table-cell>
          <table:table-cell table:style-name="ce11"/>
          <table:table-cell table:number-columns-repeated="4"/>
          <table:table-cell table:style-name="ce35" office:value-type="string" calcext:value-type="string">
            <text:p>3,1415926535 — зс/бп/дт <text:s text:c="3"/>бп/жшщхцч/н <text:s text:c="3"/>гк/вф/жшщхцч — … баклажан …</text:p>
          </table:table-cell>
          <table:table-cell table:number-columns-repeated="1012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ф</text:p>
          </table:table-cell>
          <table:table-cell table:style-name="ce11" office:value-type="float" office:value="0.02" calcext:value-type="float">
            <text:p>0,0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35747" calcext:value-type="float">
            <text:p>1335747</text:p>
          </table:table-cell>
          <table:table-cell table:style-name="ce15" office:value-type="float" office:value="31" calcext:value-type="float">
            <text:p>31</text:p>
          </table:table-cell>
          <table:table-cell table:style-name="ce11"/>
          <table:table-cell table:number-columns-repeated="4"/>
          <table:table-cell office:value-type="string" calcext:value-type="string">
            <text:p>Чем короче буквосочетание, тем больше выбор слов и ярче образ, но длинее фраза</text:p>
          </table:table-cell>
          <table:table-cell table:number-columns-repeated="1012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10" office:value-type="string" calcext:value-type="string">
            <text:p>х</text:p>
          </table:table-cell>
          <table:table-cell table:style-name="ce11" office:value-type="float" office:value="0.09" calcext:value-type="float">
            <text:p>0,0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904176" calcext:value-type="float">
            <text:p>4904176</text:p>
          </table:table-cell>
          <table:table-cell table:style-name="ce15" office:value-type="float" office:value="24" calcext:value-type="float">
            <text:p>24</text:p>
          </table:table-cell>
          <table:table-cell table:style-name="ce11"/>
          <table:table-cell table:number-columns-repeated="4"/>
          <table:table-cell table:style-name="ce35" office:value-type="string" calcext:value-type="string">
            <text:p>Чем длиннее буквосочетание — тем меньше выбор слов, образ статистически слабее, но фраза короче</text:p>
          </table:table-cell>
          <table:table-cell table:number-columns-repeated="101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10" office:value-type="string" calcext:value-type="string">
            <text:p>ц</text:p>
          </table:table-cell>
          <table:table-cell table:style-name="ce11" office:value-type="float" office:value="0.04" calcext:value-type="float">
            <text:p>0,0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38807" calcext:value-type="float">
            <text:p>2438807</text:p>
          </table:table-cell>
          <table:table-cell table:style-name="ce15" office:value-type="float" office:value="28" calcext:value-type="float">
            <text:p>28</text:p>
          </table:table-cell>
          <table:table-cell table:style-name="ce11"/>
          <table:table-cell table:number-columns-repeated="4"/>
          <table:table-cell office:value-type="string" calcext:value-type="string">
            <text:p>На телефонных клавишах нет букв на 1 и 0</text:p>
          </table:table-cell>
          <table:table-cell table:number-columns-repeated="101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ч</text:p>
          </table:table-cell>
          <table:table-cell table:style-name="ce11" office:value-type="float" office:value="0.13" calcext:value-type="float">
            <text:p>0,1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300193" calcext:value-type="float">
            <text:p>7300193</text:p>
          </table:table-cell>
          <table:table-cell table:style-name="ce15" office:value-type="float" office:value="22" calcext:value-type="float">
            <text:p>22</text:p>
          </table:table-cell>
          <table:table-cell table:style-name="ce11"/>
          <table:table-cell table:number-columns-repeated="4"/>
          <table:table-cell office:value-type="string" calcext:value-type="string">
            <text:p>Целесообразно кодировать по две цифры на слово, использовать только существительные</text:p>
          </table:table-cell>
          <table:table-cell table:number-columns-repeated="101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ш</text:p>
          </table:table-cell>
          <table:table-cell table:style-name="ce11" office:value-type="float" office:value="0.07" calcext:value-type="float">
            <text:p>0,0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678738" calcext:value-type="float">
            <text:p>3678738</text:p>
          </table:table-cell>
          <table:table-cell table:style-name="ce15" office:value-type="float" office:value="26" calcext:value-type="float">
            <text:p>26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10" office:value-type="string" calcext:value-type="string">
            <text:p>щ</text:p>
          </table:table-cell>
          <table:table-cell table:style-name="ce11" office:value-type="float" office:value="0.03" calcext:value-type="float">
            <text:p>0,0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22476" calcext:value-type="float">
            <text:p>1822476</text:p>
          </table:table-cell>
          <table:table-cell table:style-name="ce15" office:value-type="float" office:value="29" calcext:value-type="float">
            <text:p>29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а</text:p>
          </table:table-cell>
          <table:table-cell table:style-name="ce11" office:value-type="float" office:value="0.73" calcext:value-type="float">
            <text:p>0,7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487008" calcext:value-type="float">
            <text:p>40487008</text:p>
          </table:table-cell>
          <table:table-cell table:style-name="ce15" office:value-type="float" office:value="3" calcext:value-type="float">
            <text:p>3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е</text:p>
          </table:table-cell>
          <table:table-cell table:style-name="ce11" office:value-type="float" office:value="0.77" calcext:value-type="float">
            <text:p>0,7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2691213" calcext:value-type="float">
            <text:p>42691213</text:p>
          </table:table-cell>
          <table:table-cell table:style-name="ce15" office:value-type="float" office:value="2" calcext:value-type="float">
            <text:p>2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ё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84928" calcext:value-type="float">
            <text:p>184928</text:p>
          </table:table-cell>
          <table:table-cell table:style-name="ce15" office:value-type="float" office:value="33" calcext:value-type="float">
            <text:p>33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1" office:value-type="string" calcext:value-type="string">
            <text:p>и</text:p>
          </table:table-cell>
          <table:table-cell table:style-name="ce11" office:value-type="float" office:value="0.67" calcext:value-type="float">
            <text:p>0,6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7153142" calcext:value-type="float">
            <text:p>37153142</text:p>
          </table:table-cell>
          <table:table-cell table:style-name="ce15" office:value-type="float" office:value="4" calcext:value-type="float">
            <text:p>4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й</text:p>
          </table:table-cell>
          <table:table-cell table:style-name="ce11" office:value-type="float" office:value="0.11" calcext:value-type="float">
            <text:p>0,1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106262" calcext:value-type="float">
            <text:p>6106262</text:p>
          </table:table-cell>
          <table:table-cell table:style-name="ce15" office:value-type="float" office:value="23" calcext:value-type="float">
            <text:p>23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1" office:value-type="string" calcext:value-type="string">
            <text:p>о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414481" calcext:value-type="float">
            <text:p>55414481</text:p>
          </table:table-cell>
          <table:table-cell table:style-name="ce15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11" office:value-type="string" calcext:value-type="string">
            <text:p>у</text:p>
          </table:table-cell>
          <table:table-cell table:style-name="ce11" office:value-type="float" office:value="0.24" calcext:value-type="float">
            <text:p>0,2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245712" calcext:value-type="float">
            <text:p>13245712</text:p>
          </table:table-cell>
          <table:table-cell table:style-name="ce15" office:value-type="float" office:value="15" calcext:value-type="float">
            <text:p>15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11" office:value-type="string" calcext:value-type="string">
            <text:p>ъ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85452" calcext:value-type="float">
            <text:p>185452</text:p>
          </table:table-cell>
          <table:table-cell table:style-name="ce15" office:value-type="float" office:value="32" calcext:value-type="float">
            <text:p>32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11" office:value-type="string" calcext:value-type="string">
            <text:p>ы</text:p>
          </table:table-cell>
          <table:table-cell table:style-name="ce11" office:value-type="float" office:value="0.17" calcext:value-type="float">
            <text:p>0,1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595941" calcext:value-type="float">
            <text:p>9595941</text:p>
          </table:table-cell>
          <table:table-cell table:style-name="ce15" office:value-type="float" office:value="17" calcext:value-type="float">
            <text:p>17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11" office:value-type="string" calcext:value-type="string">
            <text:p>ь</text:p>
          </table:table-cell>
          <table:table-cell table:style-name="ce11" office:value-type="float" office:value="0.16" calcext:value-type="float">
            <text:p>0,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784613" calcext:value-type="float">
            <text:p>8784613</text:p>
          </table:table-cell>
          <table:table-cell table:style-name="ce15" office:value-type="float" office:value="18" calcext:value-type="float">
            <text:p>18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э</text:p>
          </table:table-cell>
          <table:table-cell table:style-name="ce11" office:value-type="float" office:value="0.03" calcext:value-type="float">
            <text:p>0,0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10107" calcext:value-type="float">
            <text:p>1610107</text:p>
          </table:table-cell>
          <table:table-cell table:style-name="ce15" office:value-type="float" office:value="30" calcext:value-type="float">
            <text:p>30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11" office:value-type="string" calcext:value-type="string">
            <text:p>ю</text:p>
          </table:table-cell>
          <table:table-cell table:style-name="ce11" office:value-type="float" office:value="0.06" calcext:value-type="float">
            <text:p>0,0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220715" calcext:value-type="float">
            <text:p>3220715</text:p>
          </table:table-cell>
          <table:table-cell table:style-name="ce15" office:value-type="float" office:value="27" calcext:value-type="float">
            <text:p>27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я</text:p>
          </table:table-cell>
          <table:table-cell table:style-name="ce12" office:value-type="float" office:value="0.18" calcext:value-type="float">
            <text:p>0,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139085" calcext:value-type="float">
            <text:p>10139085</text:p>
          </table:table-cell>
          <table:table-cell table:style-name="ce16" office:value-type="float" office:value="16" calcext:value-type="float">
            <text:p>16</text:p>
          </table:table-cell>
          <table:table-cell table:style-name="ce11"/>
          <table:table-cell table:number-columns-repeated="1017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3:Sheet1.I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.00.0000</text:date>, <text:time style:data-style-name="N2" text:time-value="19:16:43.564753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5:58:49.627009078</meta:creation-date>
    <dc:date>2015-05-07T19:24:10.045058696</dc:date>
    <meta:editing-duration>P2DT1H13M17S</meta:editing-duration>
    <meta:editing-cycles>11</meta:editing-cycles>
    <meta:generator>LibreOffice/4.2.7.2$Linux_X86_64 LibreOffice_project/420m0$Build-2</meta:generator>
    <meta:document-statistic meta:table-count="1" meta:cell-count="2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376cm" svg:height="9.316cm" xlink:href=".." xlink:type="simple" chart:class="chart:bar" chart:style-name="ch1">
        <chart:plot-area chart:style-name="ch2" table:cell-range-address="Sheet1.B3:Sheet1.C22" chart:data-source-has-labels="column" svg:x="0.287cm" svg:y="0.186cm" svg:width="13.802cm" svg:height="8.944cm">
          <chartooo:coordinate-region svg:x="1.014cm" svg:y="0.386cm" svg:width="13.075cm" svg:height="8.097cm"/>
          <chart:axis chart:dimension="x" chart:name="primary-x" chart:style-name="ch3" chartooo:axis-type="auto">
            <chartooo:date-scale/>
            <chart:categories table:cell-range-address="Sheet1.B3:Sheet1.B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22" chart:class="chart:b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б</text:p>
                <draw:g>
                  <svg:desc>Sheet1.B3:Sheet1.B22</svg:desc>
                </draw:g>
              </table:table-cell>
              <table:table-cell office:value-type="float" office:value="0.15">
                <text:p>0.15</text:p>
                <draw:g>
                  <svg:desc>Sheet1.C3:Sheet1.C22</svg:desc>
                </draw:g>
              </table:table-cell>
            </table:table-row>
            <table:table-row>
              <table:table-cell office:value-type="string">
                <text:p>в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г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д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ж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з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к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л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м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н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п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р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с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т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ф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х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ц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ч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ш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щ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style:rotation-angle="57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797cm" svg:height="10.265cm" xlink:href=".." xlink:type="simple" chart:class="chart:bar" chart:style-name="ch1">
        <chart:plot-area chart:style-name="ch2" table:cell-range-address="Sheet1.I3:Sheet1.J12" chart:data-source-has-labels="column" svg:x="0.175cm" svg:y="0.205cm" svg:width="8.447cm" svg:height="9.855cm">
          <chartooo:coordinate-region svg:x="0.902cm" svg:y="0.405cm" svg:width="7.72cm" svg:height="7.213cm"/>
          <chart:axis chart:dimension="x" chart:name="primary-x" chart:style-name="ch3" chartooo:axis-type="auto">
            <chartooo:date-scale/>
            <chart:categories table:cell-range-address="Sheet1.I3:Sheet1.I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3:Sheet1.J12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б-п</text:p>
                <draw:g>
                  <svg:desc>Sheet1.I3:Sheet1.I12</svg:desc>
                </draw:g>
              </table:table-cell>
              <table:table-cell office:value-type="float" office:value="0.41">
                <text:p>0.41</text:p>
                <draw:g>
                  <svg:desc>Sheet1.J3:Sheet1.J12</svg:desc>
                </draw:g>
              </table:table-cell>
            </table:table-row>
            <table:table-row>
              <table:table-cell office:value-type="string">
                <text:p>г-к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з-с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д-т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ж-ш, щ, х, ц, ч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в-ф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м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л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н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р</text:p>
              </table:table-cell>
              <table:table-cell office:value-type="float" office:value="0.43">
                <text:p>0.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